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13cm" svg:height="2.413cm" svg:x="5.318cm" svg:y="6.569cm">
          <text:p text:style-name="P1"><text:span text:style-name="T1">O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32cm" svg:height="2.432cm" svg:x="9.363cm" svg:y="11.141cm">
          <text:p text:style-name="P1"><text:span text:style-name="T1">Nucle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13cm" svg:height="2.413cm" svg:x="13.065cm" svg:y="6.569cm">
          <text:p text:style-name="P1"><text:span text:style-name="T1">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378cm" svg:y1="8.629cm" svg:x2="9.719cm" svg:y2="11.497cm" draw:start-shape="id1" draw:start-glue-point="9" draw:end-shape="id2" draw:end-glue-point="5" svg:d="M7378 8629l2341 2868" svg:viewBox="0 0 2342 2869">
          <text:p/>
        </draw:connector>
        <draw:connector draw:style-name="gr2" draw:text-style-name="P1" draw:layer="layout" draw:type="line" svg:x1="11.439cm" svg:y1="11.497cm" svg:x2="13.418cm" svg:y2="8.629cm" draw:start-shape="id2" draw:start-glue-point="11" draw:end-shape="id3" draw:end-glue-point="7" svg:d="M11439 11497l1979-2868" svg:viewBox="0 0 1980 2869">
          <text:p/>
        </draw:connector>
        <draw:connector draw:style-name="gr2" draw:text-style-name="P1" draw:layer="layout" draw:type="line" svg:x1="13.065cm" svg:y1="7.776cm" svg:x2="7.731cm" svg:y2="7.776cm" draw:start-shape="id3" draw:start-glue-point="6" draw:end-shape="id1" draw:end-glue-point="10" svg:d="M13065 7776h-5334" svg:viewBox="0 0 5335 1">
          <text:p/>
        </draw:connector>
      </draw:page>
      <draw:page draw:name="page2" draw:style-name="dp1" draw:master-page-name="Default">
        <draw:rect draw:style-name="gr3" draw:text-style-name="P2" draw:layer="layout" svg:width="3.556cm" svg:height="2.794cm" svg:x="2.397cm" svg:y="2.016cm">
          <text:p text:style-name="P1"><text:span text:style-name="T1">Symbol</text:span></text:p>
          <text:p text:style-name="P1"><text:span text:style-name="T1"/></text:p>
          <text:p text:style-name="P1"><text:span text:style-name="T1">- weight: 5</text:span></text:p>
          <text:p text:style-name="P1"><text:span text:style-name="T1"/></text:p>
        </draw:rect>
        <draw:rect draw:style-name="gr3" draw:text-style-name="P2" xml:id="id4" draw:id="id4" draw:layer="layout" svg:width="2.413cm" svg:height="1.397cm" svg:x="2.524cm" svg:y="11.414cm">
          <text:p text:style-name="P1"><text:span text:style-name="T1">C</text:span></text:p>
        </draw:rect>
        <draw:rect draw:style-name="gr3" draw:text-style-name="P2" xml:id="id5" draw:id="id5" draw:layer="layout" svg:width="2.413cm" svg:height="1.397cm" svg:x="8.493cm" svg:y="8.112cm">
          <text:p text:style-name="P1"><text:span text:style-name="T1">A</text:span></text:p>
        </draw:rect>
        <draw:rect draw:style-name="gr3" draw:text-style-name="P2" xml:id="id8" draw:id="id8" draw:layer="layout" svg:width="2.413cm" svg:height="1.397cm" svg:x="8.493cm" svg:y="9.763cm">
          <text:p text:style-name="P1"><text:span text:style-name="T1">E</text:span></text:p>
        </draw:rect>
        <draw:rect draw:style-name="gr3" draw:text-style-name="P2" xml:id="id9" draw:id="id9" draw:layer="layout" svg:width="2.413cm" svg:height="1.397cm" svg:x="8.493cm" svg:y="11.414cm">
          <text:p text:style-name="P1"><text:span text:style-name="T1">I</text:span></text:p>
        </draw:rect>
        <draw:rect draw:style-name="gr3" draw:text-style-name="P2" xml:id="id7" draw:id="id7" draw:layer="layout" svg:width="2.413cm" svg:height="1.397cm" svg:x="8.493cm" svg:y="13.065cm">
          <text:p text:style-name="P1"><text:span text:style-name="T1">O</text:span></text:p>
        </draw:rect>
        <draw:rect draw:style-name="gr3" draw:text-style-name="P2" xml:id="id6" draw:id="id6" draw:layer="layout" svg:width="2.413cm" svg:height="1.397cm" svg:x="8.493cm" svg:y="14.716cm">
          <text:p text:style-name="P1"><text:span text:style-name="T1">U</text:span></text:p>
        </draw:rect>
        <draw:connector draw:style-name="gr2" draw:text-style-name="P1" draw:layer="layout" draw:type="lines" svg:x1="4.937cm" svg:y1="12.112cm" svg:x2="8.493cm" svg:y2="8.81cm" draw:start-shape="id4" draw:start-glue-point="1" draw:end-shape="id5" svg:d="M4937 12112h501l2554-3302h501" svg:viewBox="0 0 3557 3303">
          <text:p/>
        </draw:connector>
        <draw:connector draw:style-name="gr2" draw:text-style-name="P1" draw:layer="layout" draw:type="lines" svg:x1="4.937cm" svg:y1="12.112cm" svg:x2="8.493cm" svg:y2="15.414cm" draw:start-shape="id4" draw:start-glue-point="1" draw:end-shape="id6" draw:end-glue-point="3" svg:d="M4937 12112h501l2554 3302h501" svg:viewBox="0 0 3557 3303">
          <text:p/>
        </draw:connector>
        <draw:connector draw:style-name="gr2" draw:text-style-name="P1" draw:layer="layout" draw:type="lines" svg:x1="4.937cm" svg:y1="12.112cm" svg:x2="8.493cm" svg:y2="13.763cm" draw:start-shape="id4" draw:start-glue-point="1" draw:end-shape="id7" draw:end-glue-point="3" svg:d="M4937 12112h501l2554 1651h501" svg:viewBox="0 0 3557 1652">
          <text:p/>
        </draw:connector>
        <draw:connector draw:style-name="gr2" draw:text-style-name="P1" draw:layer="layout" draw:type="lines" svg:x1="4.937cm" svg:y1="12.112cm" svg:x2="8.493cm" svg:y2="10.461cm" draw:start-shape="id4" draw:start-glue-point="1" draw:end-shape="id8" draw:end-glue-point="3" svg:d="M4937 12112h501l2554-1651h501" svg:viewBox="0 0 3557 1652">
          <text:p/>
        </draw:connector>
        <draw:connector draw:style-name="gr2" draw:text-style-name="P1" draw:layer="layout" draw:type="lines" svg:x1="4.937cm" svg:y1="12.112cm" svg:x2="8.493cm" svg:y2="12.112cm" draw:start-shape="id4" draw:start-glue-point="1" draw:end-shape="id9" draw:end-glue-point="3" svg:d="M4937 12112h501 2554 501" svg:viewBox="0 0 3557 1">
          <text:p/>
        </draw:connector>
        <draw:frame draw:style-name="gr4" draw:text-style-name="P3" draw:layer="layout" svg:width="1.725cm" svg:height="0.729cm" svg:x="4.429cm" svg:y="10.144cm">
          <draw:text-box>
            <text:p text:style-name="P3"><text:span text:style-name="T1">Allo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54:06.431283080</meta:creation-date>
    <dc:date>2016-04-12T10:53:29.426663383</dc:date>
    <meta:editing-duration>PT36M6S</meta:editing-duration>
    <meta:editing-cycles>8</meta:editing-cycles>
    <meta:generator>LibreOffice/4.2.8.2$Linux_X86_64 LibreOffice_project/420m0$Build-2</meta:generator>
    <meta:document-statistic meta:object-count="19"/>
  </office:meta>
</office:document-meta>
</file>